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milad kamali</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c69732d">1. phase 2</text:a></text:p>
          <text:p text:style-name="Contents_20_2"><text:a xlink:type="simple" xlink:href="#org7b7c3f7">1.1. Middle ware</text:a></text:p>
          <text:p text:style-name="Contents_20_3"><text:a xlink:type="simple" xlink:href="#org5234446">1.1.1. restructure model writer code ( 2 weeks )</text:a></text:p>
          <text:p text:style-name="Contents_20_3"><text:a xlink:type="simple" xlink:href="#org78937af">1.1.2. user interface</text:a></text:p>
          <text:p text:style-name="Contents_20_3"><text:a xlink:type="simple" xlink:href="#orgdc5e35e">1.1.3. scene data extraction module (6 weeks)</text:a></text:p>
          <text:p text:style-name="Contents_20_3"><text:a xlink:type="simple" xlink:href="#org9648883">1.1.4. export information from P&amp;Id (4 weeks)</text:a></text:p>
        </text:index-body>
      </text:table-of-content>
      <text:h text:style-name="Heading_20_1" text:outline-level="1" text:is-list-header="false">
<text:bookmark-start text:name="OrgXref.orgc69732d"/>
<text:bookmark text:name="orgc69732d"/>phase 2
<text:bookmark-end text:name="OrgXref.orgc69732d"/></text:h>
      <text:h text:style-name="Heading_20_2" text:outline-level="2" text:is-list-header="false">
<text:bookmark-start text:name="OrgXref.org7b7c3f7"/>
<text:bookmark text:name="org7b7c3f7"/>Middle ware
<text:bookmark-end text:name="OrgXref.org7b7c3f7"/></text:h>
      <text:h text:style-name="Heading_20_3" text:outline-level="3" text:is-list-header="false">
<text:bookmark-start text:name="OrgXref.org5234446"/>
<text:bookmark text:name="org5234446"/>restructure model writer code ( 2 weeks )
<text:bookmark-end text:name="OrgXref.org5234446"/></text:h>
      <text:p text:style-name="Text_20_body">The goal is to use proper software engendering practices for our prototype
</text:p>
      <text:h text:style-name="Heading_20_3" text:outline-level="3" text:is-list-header="false">
<text:bookmark-start text:name="OrgXref.org78937af"/>
<text:bookmark text:name="org78937af"/>user interface
<text:bookmark-end text:name="OrgXref.org78937af"/></text:h>
      <text:list text:style-name="OrgNumberedList" text:continue-numbering="false">
        <text:list-item>
          <text:p text:style-name="Text_20_body">
<text:bookmark-start text:name="OrgXref.orga27f920"/>
<text:bookmark text:name="orga27f920"/>design how user is supposed to interact with the plugin
<text:bookmark-end text:name="OrgXref.orga27f920"/></text:p>
          <text:p text:style-name="Text_20_body">At the moment we have specified a command that would prompt the user to select a
component and port
</text:p>
        </text:list-item>
        <text:list-item>
          <text:p text:style-name="Text_20_body">
<text:bookmark-start text:name="OrgXref.org4ccd861"/>
<text:bookmark text:name="org4ccd861"/>understand plant3d UI components ( 2 weeks)
<text:bookmark-end text:name="OrgXref.org4ccd861"/></text:p>
          <text:p text:style-name="Text_20_body">Depending on the design of the previous, to implement required UI, we need to
investigate how plant3d custom UI system works. If we continue using command
interface we can skip this step
</text:p>
        </text:list-item>
        <text:list-item>
          <text:p text:style-name="Text_20_body">
<text:bookmark-start text:name="OrgXref.orgf18bf6c"/>
<text:bookmark text:name="orgf18bf6c"/>implement the user interface( 3 days - 3 weeks depending on the level of complexity of the UI )
<text:bookmark-end text:name="OrgXref.orgf18bf6c"/></text:p>
          <text:p text:style-name="Text_20_body">In case of continuation of command interface there is fairly little time required in this section
</text:p>
        </text:list-item>
      </text:list>
      <text:h text:style-name="Heading_20_3" text:outline-level="3" text:is-list-header="false">
<text:bookmark-start text:name="OrgXref.orgdc5e35e"/>
<text:bookmark text:name="orgdc5e35e"/>scene data extraction module (6 weeks)
<text:bookmark-end text:name="OrgXref.orgdc5e35e"/></text:h>
      <text:p text:style-name="Text_20_body">The goal of this module is to export scene information for solver
</text:p>
      <text:list text:style-name="OrgNumberedList" text:continue-numbering="false">
        <text:list-item>
          <text:p text:style-name="Text_20_body">
<text:bookmark-start text:name="OrgXref.org7e7e957"/>
<text:bookmark text:name="org7e7e957"/>Query/list scene components ( 1.5 week )
<text:bookmark-end text:name="OrgXref.org7e7e957"/></text:p>
        </text:list-item>
        <text:list-item>
          <text:p text:style-name="Text_20_body">
<text:bookmark-start text:name="OrgXref.org7411b0d"/>
<text:bookmark text:name="org7411b0d"/>define export interface for all the components types ( 1 week)
<text:bookmark-end text:name="OrgXref.org7411b0d"/></text:p>
          <text:p text:style-name="Text_20_body">for some basic components like pipe, bend this interface has already been
defined however for more complex components types and supports we need to design
this interface.
</text:p>
        </text:list-item>
        <text:list-item>
          <text:p text:style-name="Text_20_body">
<text:bookmark-start text:name="OrgXref.orgbbee02b"/>
<text:bookmark text:name="orgbbee02b"/>implement export interface (1.5 week)
<text:bookmark-end text:name="OrgXref.orgbbee02b"/></text:p>
        </text:list-item>
        <text:list-item>
          <text:p text:style-name="Text_20_body">
<text:bookmark-start text:name="OrgXref.orga552726"/>
<text:bookmark text:name="orga552726"/>Mapping scene components to their p&amp;id counterparts (2 weeks)
<text:bookmark-end text:name="OrgXref.orga552726"/></text:p>
          <text:list text:style-name="OrgNumberedList" text:continue-numbering="true">
            <text:list-item>
              <text:p text:style-name="Text_20_body">
<text:bookmark-start text:name="OrgXref.org2c754ae"/>
<text:bookmark text:name="org2c754ae"/>identify related component
<text:bookmark-end text:name="OrgXref.org2c754ae"/></text:p>
            </text:list-item>
            <text:list-item>
              <text:p text:style-name="Text_20_body">
<text:bookmark-start text:name="OrgXref.org2a60d5f"/>
<text:bookmark text:name="org2a60d5f"/>identify related ports
<text:bookmark-end text:name="OrgXref.org2a60d5f"/></text:p>
            </text:list-item>
          </text:list>
        </text:list-item>
      </text:list>
      <text:h text:style-name="Heading_20_3" text:outline-level="3" text:is-list-header="false">
<text:bookmark-start text:name="OrgXref.org9648883"/>
<text:bookmark text:name="org9648883"/>export information from P&amp;Id (4 weeks)
<text:bookmark-end text:name="OrgXref.org9648883"/></text:h>
      <text:list text:style-name="OrgNumberedList" text:continue-numbering="false">
        <text:list-item>
          <text:p text:style-name="Text_20_body">
<text:bookmark-start text:name="OrgXref.org5ce6e18"/>
<text:bookmark text:name="org5ce6e18"/>investigate P&amp;ID plant3d interface(2 weeks)
<text:bookmark-end text:name="OrgXref.org5ce6e18"/></text:p>
        </text:list-item>
        <text:list-item>
          <text:p text:style-name="Text_20_body">
<text:bookmark-start text:name="OrgXref.org90a9096"/>
<text:bookmark text:name="org90a9096"/>extract p&amp;id information (2 weeks)
<text:bookmark-end text:name="OrgXref.org90a9096"/></text:p>
          <text:list text:style-name="OrgNumberedList" text:continue-numbering="true">
            <text:list-item>
              <text:p text:style-name="Text_20_body">
<text:bookmark-start text:name="OrgXref.org832f383"/>
<text:bookmark text:name="org832f383"/>query/list components***** phenotype generation module
<text:bookmark-end text:name="OrgXref.org832f383"/></text:p>
            </text:list-item>
            <text:list-item>
              <text:p text:style-name="Text_20_body">
<text:bookmark-start text:name="OrgXref.org43aa873"/>
<text:bookmark text:name="org43aa873"/>gene mutation/crossover module
<text:bookmark-end text:name="OrgXref.org43aa873"/></text:p>
            </text:list-item>
            <text:list-item>
              <text:p text:style-name="Text_20_body">
<text:bookmark-start text:name="OrgXref.orgd85e187"/>
<text:bookmark text:name="orgd85e187"/>fitness evaluation module
<text:bookmark-end text:name="OrgXref.orgd85e187"/></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milad kamali</dc:creator>
    <meta:initial-creator>milad kamali</meta:initial-creator>
    <dc:date>2022-10-08T18:20:02</dc:date>
    <meta:creation-date>2022-10-08T18:20:02</meta:creation-date>
    <meta:generator>Emacs 28.1 (Org mode 9.5.2)</meta:generator>
    <meta:keyword/>
    <dc:subject/>
    <dc:title/>
  </office:meta>
</office:document-meta>
</file>